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7029" officeooo:paragraph-rsid="00137029"/>
    </style:style>
    <style:style style:name="P2" style:family="paragraph" style:parent-style-name="Standard">
      <style:text-properties officeooo:rsid="00142bd0" officeooo:paragraph-rsid="00142bd0"/>
    </style:style>
    <style:style style:name="P3" style:family="paragraph" style:parent-style-name="Standard">
      <style:paragraph-properties style:line-height-at-least="0.635cm"/>
      <style:text-properties fo:color="#d4d4d4" style:font-name="Droid Sans Mono" fo:font-size="13.5pt" fo:font-weight="normal" fo:background-color="#1e1e1e"/>
    </style:style>
    <style:style style:name="P4" style:family="paragraph" style:parent-style-name="Standard">
      <style:text-properties fo:color="#d4d4d4" style:font-name="Droid Sans Mono" fo:font-size="13.5pt" fo:font-weight="normal" officeooo:rsid="00142bd0" officeooo:paragraph-rsid="00142bd0" fo:background-color="#1e1e1e"/>
    </style:style>
    <style:style style:name="P5" style:family="paragraph" style:parent-style-name="Standard">
      <style:text-properties fo:color="#d4d4d4" style:font-name="Droid Sans Mono" fo:font-size="13.5pt" fo:font-weight="normal" officeooo:rsid="00164fff" officeooo:paragraph-rsid="00164fff" fo:background-color="#1e1e1e"/>
    </style:style>
    <style:style style:name="P6" style:family="paragraph" style:parent-style-name="Standard">
      <style:text-properties officeooo:rsid="00164fff" officeooo:paragraph-rsid="00164fff"/>
    </style:style>
    <style:style style:name="P7" style:family="paragraph" style:parent-style-name="Standard">
      <style:text-properties fo:color="#608b4e" style:font-name="Droid Sans Mono" fo:font-size="13.5pt" fo:font-weight="normal" officeooo:rsid="00164fff" officeooo:paragraph-rsid="00164fff" fo:background-color="#1e1e1e"/>
    </style:style>
    <style:style style:name="P8" style:family="paragraph" style:parent-style-name="Standard">
      <style:text-properties fo:color="#608b4e" style:font-name="Droid Sans Mono" fo:font-size="13.5pt" fo:font-weight="normal" officeooo:rsid="00180f76" officeooo:paragraph-rsid="00180f76" fo:background-color="#1e1e1e"/>
    </style:style>
    <style:style style:name="P9" style:family="paragraph" style:parent-style-name="Standard">
      <style:text-properties officeooo:rsid="00180f76" officeooo:paragraph-rsid="00180f76"/>
    </style:style>
    <style:style style:name="P10" style:family="paragraph" style:parent-style-name="Standard">
      <style:text-properties officeooo:rsid="00186fec" officeooo:paragraph-rsid="00186fec"/>
    </style:style>
    <style:style style:name="T1" style:family="text">
      <style:text-properties officeooo:rsid="00137029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dcdcaa"/>
    </style:style>
    <style:style style:name="T5" style:family="text">
      <style:text-properties fo:color="#ce9178"/>
    </style:style>
    <style:style style:name="T6" style:family="text">
      <style:text-properties fo:color="#4ec9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">Express Cheat Sheet</text:span></text:p>
      <text:p text:style-name="P1">1)Express Router- </text:p>
      <text:p text:style-name="P1">First create a routes folder in root directory and inside that routes folder create file eg ideas.js</text:p>
      <text:p text:style-name="P2">then move all your files about ideas route inside ideas.js</text:p>
      <text:p text:style-name="P2">In ideas.js require express and express router and mongoose if you are using mongoose</text:p>
      <text:p text:style-name="P2">eg -</text:p>
      <text:p text:style-name="P4"><text:span text:style-name="T2">const</text:span> <text:span text:style-name="T3">express</text:span> = <text:span text:style-name="T4">require</text:span>(<text:span text:style-name="T5">'express'</text:span>);</text:p>
      <text:p text:style-name="P3"><text:span text:style-name="T2">const</text:span> <text:span text:style-name="T3">router</text:span> = <text:span text:style-name="T3">express</text:span>.<text:span text:style-name="T4">Router</text:span>();</text:p>
      <text:p text:style-name="P3"><text:span text:style-name="T2">const</text:span> <text:span text:style-name="T3">mongoose</text:span> = <text:span text:style-name="T4">require</text:span>(<text:span text:style-name="T5">'mongoose'</text:span>);</text:p>
      <text:p text:style-name="P2"/>
      <text:p text:style-name="P2"/>
      <text:p text:style-name="P6">then export router</text:p>
      <text:p text:style-name="P6">eg-</text:p>
      <text:p text:style-name="P5"><text:span text:style-name="T6">module</text:span>.<text:span text:style-name="T6">exports</text:span> = <text:span text:style-name="T3">router</text:span>;</text:p>
      <text:p text:style-name="P6"/>
      <text:p text:style-name="P6"/>
      <text:p text:style-name="P6">then replace all app.get, app.post delete and put with router.get etc</text:p>
      <text:p text:style-name="P6"/>
      <text:p text:style-name="P6"/>
      <text:p text:style-name="P6">then replace all routes path as needed</text:p>
      <text:p text:style-name="P6"/>
      <text:p text:style-name="P6">in app.js load routes</text:p>
      <text:p text:style-name="P6">eg-</text:p>
      <text:p text:style-name="P7">//Load Routes</text:p>
      <text:p text:style-name="P3"><text:span text:style-name="T2">const</text:span> <text:span text:style-name="T3">ideas</text:span> = <text:span text:style-name="T4">require</text:span>(<text:span text:style-name="T5">'./routes/ideas'</text:span>);</text:p>
      <text:p text:style-name="P6"/>
      <text:p text:style-name="P6"/>
      <text:p text:style-name="P9">At bottom above port put</text:p>
      <text:p text:style-name="P9">eg-</text:p>
      <text:p text:style-name="P8">//Use routes</text:p>
      <text:p text:style-name="P3"><text:span text:style-name="T3">app</text:span>.<text:span text:style-name="T4">use</text:span>(<text:span text:style-name="T5">'/ideas'</text:span>,<text:span text:style-name="T3">ideas</text:span>);</text:p>
      <text:p text:style-name="P9"/>
      <text:p text:style-name="P10">this will say that replace all routes path starting with /ideas in ideas route as home</text:p>
      <text:p text:style-name="P10">so if page has /ideas/about then in router file edit all routes as /about because by default now ‘/’ means /ideas in router file </text:p>
      <text:p text:style-name="P10">Note that edit only router.get or router.post delete and put routes and not anything inside int like render and redir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03:38:23.995901701</meta:creation-date>
    <dc:date>2018-06-10T03:46:23.083040375</dc:date>
    <meta:editing-duration>PT7M58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165" meta:character-count="1020" meta:non-whitespace-character-count="873"/>
  </office:meta>
</office:document-meta>
</file>